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style>
  </office:automatic-styles>
  <office:body>
    <office:text text:use-soft-page-breaks="true">
      <text:p text:style-name="P1">Introducere</text:p>
      <text:p text:style-name="Normal"/>
      <text:p text:style-name="Normal">Un server RADIUS (Remote Authentication Dial-In User Service) este un tip de protocol de rețea care oferă servicii centralizate de autentificare, autorizare și contabilitate pentru accesul la rețea. Este larg utilizat în rețelele corporative și de furnizori de servicii pentru a gestiona accesul utilizatorilor la resurse precum Wi-Fi, VPN și conexiuni dial-up. În acest articol, vom explora proprietățile și aplicațiile serverelor RADIUS în diferite contexte, inclusiv în rețelele de bază, securitate și infrastructura corporativă.</text:p>
      <text:p text:style-name="Normal"/>
      <text:p text:style-name="Title">Definiția serverului RADIUS</text:p>
      <text:p text:style-name="Normal"/>
      <text:p text:style-name="Normal">RADIUS este un protocol de rețea care utilizează modelul client-server pentru autentificarea și autorizarea utilizatorilor la distanță pentru a accesa resurse de rețea. Serverul RADIUS acționează ca punct central de autentificare, primind solicitări de acces de la clienți de rețea și verificând datele de autentificare ale utilizatorului în baza de date de autentificare de fundal, cum ar fi Active Directory sau LDAP. Serverul RADIUS acordă sau refuză apoi accesul pe baza datelor de autentificare ale utilizatorului și înregistrează evenimentul pentru scopuri de contabilitate.</text:p>
      <text:p text:style-name="Normal"/>
      <text:p text:style-name="Title">Funcționalitatea serverului RADIUS</text:p>
      <text:p text:style-name="Normal"/>
      <text:p text:style-name="Normal">Protocolul RADIUS funcționează prin schimbul de pachete între client și server pe o rețea. Când un utilizator încearcă să acceseze o resursă de rețea, clientul trimite un pachet de solicitare de acces către serverul RADIUS, care conține datele de autentificare ale utilizatorului, cum ar fi numele de utilizator și parola. Serverul RADIUS verifică apoi datele de autentificare în baza de date de autentificare de fundal și trimite înapoi un pachet de acceptare sau respingere a accesului către client. Dacă utilizatorul este acceptat, serverul RADIUS trimite și un pachet de început a contabilității pentru a iniția înregistrarea sesiunii utilizatorului. Când utilizatorul se deconectează, serverul RADIUS trimite un pachet de oprire a contabilității pentru a încheia înregistrarea sesiunii.</text:p>
      <text:p text:style-name="Normal"/>
      <text:p text:style-name="Normal">Protocolul RADIUS este extensibil, permițând includerea de atribute suplimentare în pachetele de solicitare de acces și acceptare a accesului. Aceste atribute pot fi utilizate pentru a specifica politici de rețea, cum ar fi durata maximă a sesiunii, limitele de lățime de bandă sau protocoalele permise. Serverul RADIUS poate, de asemenea, să impună politici de acces granulare bazate pe apartenența la grup sau rolul utilizatorului.</text:p>
      <text:p text:style-name="Normal"/>
      <text:soft-page-break/>
      <text:p text:style-name="Title">Cazuri de utilizare ale serverului RADIUS<text:s/></text:p>
      <text:p text:style-name="Normal"/>
      <text:p text:style-name="Normal">Serverele RADIUS sunt larg utilizate în rețelele de furnizori de servicii, cum ar fi rețelele Wi-Fi publice sau rețelele VPN, pentru a oferi autentificare și autorizare centralizată a utilizatorilor. În aceste cazuri, serverul RADIUS permite furnizorilor de servicii să gestioneze accesul utilizatorilor la rețea și să impună politici de rețea, cum ar fi restricționarea accesului la anumite resurse sau limitarea lățimii de bandă disponibile.</text:p>
      <text:p text:style-name="Normal"/>
      <text:p text:style-name="Normal">În rețelele corporative, serverele RADIUS sunt utilizate pentru a gestiona accesul utilizatorilor la resursele interne ale companiei. De exemplu, o companie poate utiliza un server RADIUS pentru a autentifica utilizatorii care încearcă să acceseze serverul de fișiere sau alte resurse interne. Utilizarea unui server RADIUS centralizat pentru autentificare și autorizare reduce costurile și îmbunătățește securitatea rețelei, eliminând necesitatea de a administra conturi de utilizator în mai multe locații.</text:p>
      <text:p text:style-name="Normal"/>
      <text:p text:style-name="Normal">Serverele RADIUS sunt, de asemenea, utilizate în soluțiile de securitate cibernetică, cum ar fi autentificarea în două etape (2FA) sau autentificarea multifactor (MFA). Serverele RADIUS pot fi configurate pentru a utiliza factori de autentificare suplimentari, cum ar fi token-uri hardware sau aplicații de autentificare pe dispozitive mobile, pentru a îmbunătăți securitatea autentificării.</text:p>
      <text:p text:style-name="Normal"/>
      <text:p text:style-name="Title">Infrastructura serverului RADIUS</text:p>
      <text:p text:style-name="Normal"/>
      <text:p text:style-name="Normal">Pentru a utiliza un server RADIUS, este necesară o infrastructură de rețea bine pusă la punct, care să includă servere RADIUS, clienți RADIUS și baze de date de autentificare de fundal.</text:p>
      <text:p text:style-name="Normal"/>
      <text:p text:style-name="Normal">Serverele RADIUS pot fi instalate pe orice sistem de operare compatibil cu protocolul RADIUS, cum ar fi Windows Server, Linux sau BSD. Este important să se ia în considerare capacitatea serverului RADIUS pentru a gestiona numărul de clienți și utilizatori, precum și necesitățile de securitate și scalabilitate ale rețelei.</text:p>
      <text:p text:style-name="Normal"/>
      <text:p text:style-name="Normal">Clienții RADIUS sunt dispozitive sau servicii care solicită autentificare și autorizare prin intermediul serverului RADIUS. Clienții RADIUS pot fi dispozitive de rețea, cum ar fi routere sau switch-uri, sau aplicații software, cum ar fi servere VPN sau servere de autentificare web. Este important să se configureze clienții RADIUS corect pentru a se asigura că transmit datele de autentificare în mod securizat către serverul RADIUS și că respectă politica de securitate a rețelei.</text:p>
      <text:p text:style-name="Normal"/>
      <text:soft-page-break/>
      <text:p text:style-name="Normal">Bazele de date de autentificare de fundal sunt utilizate de serverul RADIUS pentru a verifica datele de autentificare ale utilizatorului. Aceste baze de date pot fi integrate cu Active Directory sau LDAP pentru a oferi autentificare centralizată. Este important să se configureze bazele de date de autentificare de fundal corect pentru a se asigura că serverul RADIUS poate accesa și verifica cu succes datele de autentificare ale utilizatorului.</text:p>
      <text:p text:style-name="Normal"/>
      <text:p text:style-name="Title">Funcționarea serverului RADIUS</text:p>
      <text:p text:style-name="Normal"/>
      <text:p text:style-name="Normal">Funcționarea unui server RADIUS implică trei etape principale: autentificare, autorizare și contabilizare.</text:p>
      <text:p text:style-name="Normal"/>
      <text:p text:style-name="Normal">Autentificarea constă în verificarea identității utilizatorului, folosind credențialele sale de autentificare, cum ar fi numele de utilizator și parola. Când un utilizator încearcă să acceseze o resursă protejată de rețeaua securizată, dispozitivul client trimite un pachet de autentificare către serverul RADIUS, care verifică identitatea utilizatorului în baza de date de autentificare de fundal.</text:p>
      <text:p text:style-name="Normal"/>
      <text:p text:style-name="Normal">Dacă identitatea utilizatorului este verificată cu succes, serverul RADIUS răspunde cu un pachet de autorizare, care conține informații despre drepturile de acces ale utilizatorului la resursele de rețea protejate. Acest pachet de autorizare poate fi configurat pentru a permite sau restricționa accesul la anumite resurse sau pentru a limita lățimea de bandă disponibilă pentru utilizator.</text:p>
      <text:p text:style-name="Normal"/>
      <text:p text:style-name="Normal">Contabilizarea este procesul de înregistrare a utilizării resurselor de rețea de către utilizator. Serverul RADIUS poate fi configurat pentru a înregistra informații despre utilizarea rețelei, cum ar fi durata conexiunii, lățimea de bandă utilizată sau volumul de date transferat.</text:p>
      <text:p text:style-name="Normal"/>
      <text:p text:style-name="Title">Beneficiile utilizării unui server RADIUS</text:p>
      <text:p text:style-name="Normal"/>
      <text:p text:style-name="Normal">Utilizarea unui server RADIUS aduce numeroase beneficii pentru administrarea rețelei și pentru securitatea rețelei.</text:p>
      <text:p text:style-name="Normal"/>
      <text:p text:style-name="Normal">Centralizarea autentificării și autorizării: Utilizarea unui server RADIUS centralizat pentru autentificare și autorizare reduce costurile și simplifică administrarea conturilor de utilizator în rețelele mari și complexe. Serverul RADIUS poate fi configurat pentru a furniza autentificare centralizată pentru mai multe servicii și aplicații, inclusiv rețelele Wi-Fi, VPN-urile și soluțiile de autentificare multifactor.</text:p>
      <text:p text:style-name="Normal"/>
      <text:soft-page-break/>
      <text:p text:style-name="Normal">Îmbunătățirea securității rețelei: Serverele RADIUS pot fi configurate pentru a utiliza factori de autentificare suplimentari, cum ar fi token-uri hardware sau aplicații de autentificare pe dispozitive mobile, pentru a îmbunătăți securitatea autentificării. De asemenea, serverele RADIUS pot fi utilizate pentru a implementa politici de rețea, cum ar fi restricționarea accesului la anumite resurse sau limitarea lățimii de bandă disponibile.</text:p>
      <text:p text:style-name="Normal"/>
      <text:p text:style-name="Normal">Monitorizarea și contabilizarea utilizării rețelei: Serverele RADIUS pot fi configurate pentru a înregistra informații despre utilizarea rețelei, cum ar fi durata conexiunii, lățimea de bandă utilizată sau volumul de date transferat. Aceste informații pot fi utile pentru a monitoriza și a gestiona traficul de rețea și pentru a înțelege nevoile de lățime de bandă ale utilizatorilor.</text:p>
      <text:p text:style-name="Normal"/>
      <text:p text:style-name="Normal">Scalabilitatea și flexibilitatea: Serverele RADIUS sunt concepute pentru a fi scalabile și flexibile, ceea ce le face potrivite pentru rețelele mari și complexe. Serverele RADIUS pot fi configurate pentru a gestiona mii de utilizatori și pot fi integrate cu o varietate de echipamente de rețea și de securitate.</text:p>
      <text:p text:style-name="Normal"/>
      <text:p text:style-name="Title">Concluzie</text:p>
      <text:p text:style-name="Normal"/>
      <text:p text:style-name="Normal">În concluzie, serverul RADIUS este un element important pentru administrarea și securizarea rețelelor de astăzi. Utilizarea unui server RADIUS poate ajuta la centralizarea autentificării și autorizării, îmbunătățirea securității rețelei, monitorizarea și contabilizarea utilizării rețelei, precum și la scalabilitatea și flexibilitatea rețelei. Serverele RADIUS sunt disponibile într-o varietate de configurații și modele de implementare, ceea ce le face potrivite pentru aproape orice scenariu de rețea și de securitate.</text:p>
      <text:p text:style-name="Normal">În plus, utilizarea unui server RADIUS poate ajuta la îndeplinirea cerințelor de conformitate cu regulamentele de securitate, cum ar fi HIPAA, SOX sau GDPR. Aceste reglementări impun anumite cerințe de securitate pentru protejarea informațiilor cu caracter personal și a altor date sensibile. Serverele RADIUS pot fi utilizate pentru a implementa politici de securitate care să ajute la respectarea acestor cerințe.</text:p>
      <text:p text:style-name="Normal"/>
      <text:p text:style-name="Normal">Deși serverele RADIUS aduc numeroase beneficii, este important să se ia în considerare și unele dintre provocările asociate cu implementarea și administrarea lor. Implementarea unui server RADIUS poate fi o sarcină dificilă și poate necesita o experiență considerabilă în domeniul rețelelor și al securității. De asemenea, administrarea unui server RADIUS necesită o monitorizare regulată pentru a identifica și a remedia eventuale probleme de securitate sau de performanță.</text:p>
      <text:p text:style-name="Normal"/>
      <text:p text:style-name="Normal">În plus, serverele RADIUS pot fi vulnerabile la atacurile de tipul denial-of-service (DoS) și brute-force. Prin urmare, este important să se implementeze măsuri suplimentare de securitate, cum ar fi limitarea<text:s/><text:soft-page-break/>numărului de încercări de autentificare sau utilizarea de factori de autentificare suplimentari, cum ar fi token-uri hardware sau aplicații de autentificare pe dispozitive mobile.</text:p>
      <text:p text:style-name="Normal"/>
      <text:p text:style-name="Normal">În general, utilizarea unui server RADIUS este recomandată pentru rețelele mari și complexe, care necesită o autentificare centralizată și o autorizare a accesului la resursele de rețea. Serverele RADIUS pot ajuta la îmbunătățirea securității rețelei, la monitorizarea și contabilizarea utilizării rețelei, la scalabilitatea și flexibilitatea rețelei și la îndeplinirea cerințelor de conformitate cu regulamentele de securitate. Cu toate acestea, implementarea și administrarea unui server RADIUS necesită o experiență considerabilă în domeniul rețelelor și al securității și necesită o monitorizare regulată pentru a asigura securitatea și performanța rețelei.</text:p>
      <text:p text:style-name="Normal"/>
      <text:p text:style-name="Title">Iată un exemplu de implementare a unui server RADIUS în MikroTik:</text:p>
      <text:p text:style-name="Normal"/>
      <text:p text:style-name="Normal">1. Configurați serverul RADIUS:</text:p>
      <text:p text:style-name="Normal"><text:s text:c="3"/>- Accesați interfața web a routerului MikroTik și navigați la secțiunea "Radius".</text:p>
      <text:p text:style-name="Normal"><text:s text:c="3"/>- Faceți clic pe "Servers" și apoi faceți clic pe butonul "+" pentru a adăuga un nou server RADIUS.</text:p>
      <text:p text:style-name="Normal"><text:s text:c="3"/>- În câmpul "Address", introduceți adresa IP a serverului RADIUS.</text:p>
      <text:p text:style-name="Normal"><text:s text:c="3"/>- Introduceți o parolă comună în câmpul "Secret". Aceasta este o parolă care este partajată între routerul MikroTik și serverul RADIUS și este utilizată pentru a cripta comunicarea dintre ele.</text:p>
      <text:p text:style-name="Normal"><text:s text:c="3"/>- Setați "Service" la "Login", deoarece acesta este serviciul care va fi utilizat pentru autentificarea utilizatorilor.</text:p>
      <text:p text:style-name="Normal"><text:s text:c="3"/>- Faceți clic pe "Apply" pentru a salva setările.</text:p>
      <text:p text:style-name="Normal"/>
      <text:p text:style-name="Normal">2. Configurați routerul pentru a utiliza serverul RADIUS pentru autentificare:</text:p>
      <text:p text:style-name="Normal"><text:s text:c="3"/>- În interfața web a routerului MikroTik, navigați la secțiunea "PPP".</text:p>
      <text:p text:style-name="Normal"><text:s text:c="3"/>- Faceți clic pe "Profiles" și apoi editați profilul care este utilizat pentru autentificarea PPP.</text:p>
      <text:p text:style-name="Normal"><text:s text:c="3"/>- Setați câmpul "Authentication" la "Radius".</text:p>
      <text:p text:style-name="Normal"><text:s text:c="3"/>- Introduceți adresa IP a serverului RADIUS în câmpul "Radius Server".</text:p>
      <text:p text:style-name="Normal"><text:s text:c="3"/>- Introduceți parola comună în câmpul "Radius Secret".</text:p>
      <text:p text:style-name="Normal"><text:s text:c="3"/>- Faceți clic pe "Apply" pentru a salva setările.</text:p>
      <text:p text:style-name="Normal"/>
      <text:p text:style-name="Normal">3. Configurați serverul RADIUS pentru a autentifica utilizatorii:</text:p>
      <text:p text:style-name="Normal"><text:s text:c="3"/>- Pe serverul RADIUS, creați un cont de utilizator pentru fiecare utilizator care trebuie să se autentifice la routerul MikroTik.</text:p>
      <text:p text:style-name="Normal"><text:s text:c="3"/>- În configurația serverului RADIUS, configurați metoda de autentificare care trebuie utilizată (de exemplu, MS-CHAPv2, PAP, etc.) și politicile de autentificare necesare.</text:p>
      <text:p text:style-name="Normal"><text:s text:c="3"/>- Testați configurația încercând să vă conectați la routerul MikroTik utilizând contul de utilizator creat pe serverul RADIUS.</text:p>
      <text:p text:style-name="Normal"/>
      <text:p text:style-name="Normal">Gata! Cu acești pași, ar trebui să aveți acum un router MikroTik configurat pentru a utiliza un server RADIUS pentru autentificarea PPP. Rețineți că acești pași sunt doar un exemplu de bază și pot fi ajustați în funcție de cerințele specifice ale rețelei dvs. Este întotdeauna o idee bună să consultați documentația MikroTik și/sau un expert în rețele pentru îndrumări privind implementarea RADIUS în configurația dvs. particulară.</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raghiceanu, Patrick Cristian</meta:initial-creator>
    <dc:creator>Draghiceanu, Patrick Cristian</dc:creator>
    <meta:creation-date>2023-05-07T05:59:00Z</meta:creation-date>
    <dc:date>2023-05-07T07:23:00Z</dc:date>
    <meta:template xlink:href="Normal.dotm" xlink:type="simple"/>
    <meta:editing-cycles>2</meta:editing-cycles>
    <meta:editing-duration>PT600S</meta:editing-duration>
    <meta:document-statistic meta:page-count="6" meta:paragraph-count="25" meta:word-count="1920" meta:character-count="12840" meta:row-count="91" meta:non-whitespace-character-count="10945"/>
  </office:meta>
</office:document-meta>
</file>